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dVIntListBuilder.addInt( int nextI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rtedVIntList.SortedVIntList( int [ ] sorted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VIntList.skipTo( int docN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edVIntList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ortedVIntList.getByt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edVIntList.SortedVIntList( BitSet b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edVIntList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rtedVIntList.adv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edVIntList.resizeBytes( int new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edVIntList.itera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ortedVIntList.SortedVIntList( int [ ] sortedInts , int input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edVIntList.SortedVIntList( OpenBitSet bi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rtedVIntList.ini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edVIntList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rtedVIntListBuilder.SortedVIntLis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dVIntList.SortedVIntList( DocIdSetIterator docIdSetIt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rtedVIntListBuilder.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